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B000007247E490883905A1210.png" manifest:media-type="image/png"/>
  <manifest:file-entry manifest:full-path="Pictures/1000000000000274000001DA843AFD3F90734BCD.png" manifest:media-type="image/png"/>
  <manifest:file-entry manifest:full-path="Pictures/1000000000000272000001D3D229B697C16CB193.png" manifest:media-type="image/png"/>
  <manifest:file-entry manifest:full-path="Pictures/100000000000027E00000103D3F7E4104C163332.png" manifest:media-type="image/png"/>
  <manifest:file-entry manifest:full-path="Pictures/100000000000027D000001040AFE81171BC91BA3.png" manifest:media-type="image/png"/>
  <manifest:file-entry manifest:full-path="Pictures/100000000000027A000001D6FD94192C852DEE64.png" manifest:media-type="image/png"/>
  <manifest:file-entry manifest:full-path="Pictures/100000000000027B000001DA05014509E432C56F.png" manifest:media-type="image/png"/>
  <manifest:file-entry manifest:full-path="Pictures/1000000000000274000001D7784875C21E0D716F.png" manifest:media-type="image/png"/>
  <manifest:file-entry manifest:full-path="Pictures/1000000000000274000001DCCC15D652327C8882.png" manifest:media-type="image/png"/>
  <manifest:file-entry manifest:full-path="Pictures/1000000000000277000001D4C9730B3558E2DE89.png" manifest:media-type="image/png"/>
  <manifest:file-entry manifest:full-path="Pictures/1000000000000276000001D84D57DDFD5499BB4F.png" manifest:media-type="image/png"/>
  <manifest:file-entry manifest:full-path="Pictures/100000000000027000000113AC5C9BEDA40FC901.png" manifest:media-type="image/png"/>
  <manifest:file-entry manifest:full-path="Pictures/1000000000000278000001DA66B2A8FBE9119146.png" manifest:media-type="image/png"/>
  <manifest:file-entry manifest:full-path="Pictures/1000000000000496000007221D6029233E4B99B8.png" manifest:media-type="image/png"/>
  <manifest:file-entry manifest:full-path="Pictures/1000000000000573000003AE1A04950CFF6FF1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0c6b1" officeooo:paragraph-rsid="0004ebcc"/>
    </style:style>
    <style:style style:name="P5" style:family="paragraph" style:parent-style-name="Standard">
      <style:text-properties officeooo:rsid="0000c6b1" officeooo:paragraph-rsid="0006a577"/>
    </style:style>
    <style:style style:name="P6" style:family="paragraph" style:parent-style-name="Standard">
      <style:text-properties officeooo:rsid="0001cdb2" officeooo:paragraph-rsid="0001cdb2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262b"/>
    </style:style>
    <style:style style:name="P9" style:family="paragraph" style:parent-style-name="Standard">
      <style:text-properties officeooo:rsid="0001cdb2" officeooo:paragraph-rsid="0004ebcc"/>
    </style:style>
    <style:style style:name="P10" style:family="paragraph" style:parent-style-name="Standard">
      <style:text-properties officeooo:rsid="0001cdb2" officeooo:paragraph-rsid="0006a577"/>
    </style:style>
    <style:style style:name="P11" style:family="paragraph" style:parent-style-name="Standard">
      <style:text-properties officeooo:rsid="00088241" officeooo:paragraph-rsid="00088241"/>
    </style:style>
    <style:style style:name="P12" style:family="paragraph" style:parent-style-name="Standard">
      <style:text-properties officeooo:rsid="000d1e7b" officeooo:paragraph-rsid="000d1e7b"/>
    </style:style>
    <style:style style:name="P13" style:family="paragraph" style:parent-style-name="Standard">
      <style:text-properties officeooo:rsid="000d1e7b" officeooo:paragraph-rsid="000d1e7b"/>
    </style:style>
    <style:style style:name="P14" style:family="paragraph" style:parent-style-name="Standard">
      <style:text-properties officeooo:rsid="00142e43" officeooo:paragraph-rsid="00142e43"/>
    </style:style>
    <style:style style:name="P15" style:family="paragraph" style:parent-style-name="Standard">
      <style:text-properties fo:font-weight="bold" officeooo:rsid="00142e43" officeooo:paragraph-rsid="00142e43" style:font-weight-asian="bold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ext:p text:style-name="P1">Size: 1000</text:p>
      <text:p text:style-name="P1">Nr DC: 1000 <text:s/>(1 node datacenters<text:span text:style-name="T1">)</text:span></text:p>
      <text:p text:style-name="P6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7">only sender and receiver are long links </text:p>
      <text:p text:style-name="P1"/>
      <text:p text:style-name="P1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7">only sender and receiver are long links </text:p>
      <text:p text:style-name="P7"><draw:frame draw:style-name="fr3" draw:name="Image3" text:anchor-type="paragraph" svg:width="5.1in" svg:height="3.8071in" draw:z-index="2"><draw:image xlink:href="Pictures/100000000000027B000001DA05014509E432C56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4.</text:p>
      <text:p text:style-name="P5">Size: <text:span text:style-name="T2">2</text:span>000</text:p>
      <text:p text:style-name="P5">Nr DC: <text:span text:style-name="T2">2</text:span>00 <text:s/>(1<text:span text:style-name="T5">0</text:span> node datacenters<text:span text:style-name="T1">)</text:span></text:p>
      <text:p text:style-name="P10">only sender and receiver are long links </text:p>
      <text:p text:style-name="P10"><draw:frame draw:style-name="fr3" draw:name="Image6" text:anchor-type="paragraph" svg:width="5.0134in" svg:height="3.7165in" draw:z-index="5"><draw:image xlink:href="Pictures/100000000000027A000001D6FD94192C852DEE6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8">only sender and receiver are long links </text:p>
      <text:p text:style-name="P7"><draw:frame draw:style-name="fr4" draw:name="Image4" text:anchor-type="paragraph" svg:width="5.172in" svg:height="3.8362in" draw:z-index="3"><draw:image xlink:href="Pictures/1000000000000277000001D4C9730B3558E2DE89.png" xlink:type="simple" xlink:show="embed" xlink:actuate="onLoad"/></draw:frame></text:p>
      <text:p text:style-name="P11">6.</text:p>
      <text:p text:style-name="P4">Size: <text:span text:style-name="T3">3</text:span>000</text:p>
      <text:p text:style-name="P4">Nr DC: <text:span text:style-name="T3">3</text:span>00 (1<text:span text:style-name="T4">0</text:span> node datacenters<text:span text:style-name="T1">)</text:span></text:p>
      <text:p text:style-name="P9">only sender and receiver are long links </text:p>
      <text:p text:style-name="P9"/>
      <text:p text:style-name="P9"><draw:frame draw:style-name="fr2" draw:name="Image5" text:anchor-type="paragraph" svg:x="0.8528in" svg:y="0.0146in" svg:width="4.6752in" svg:height="3.5028in" draw:z-index="4"><draw:image xlink:href="Pictures/1000000000000276000001D84D57DDFD5499BB4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7. Like 1 but the <text:span text:style-name="T6">latency is not taken into consideration</text:span></text:p>
      <text:p text:style-name="P9"/>
      <text:p text:style-name="P9"/>
      <text:p text:style-name="P9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9"><draw:frame draw:style-name="fr6" draw:name="Image9" text:anchor-type="paragraph" svg:width="6.6929in" svg:height="4.5193in" draw:z-index="8"><draw:image xlink:href="Pictures/1000000000000573000003AE1A04950CFF6FF181.png" xlink:type="simple" xlink:show="embed" xlink:actuate="onLoad"/></draw:frame><text:soft-page-break/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=0.0</text:p>
      <text:p text:style-name="P12"/>
      <text:p text:style-name="P12"><draw:frame draw:style-name="fr4" draw:name="Image10" text:anchor-type="paragraph" svg:width="6.5in" svg:height="2.8646in" draw:z-index="9"><draw:image xlink:href="Pictures/100000000000027000000113AC5C9BEDA40FC901.png" xlink:type="simple" xlink:show="embed" xlink:actuate="onLoad"/></draw:frame></text:p>
      <text:p text:style-name="P12">A=0.5</text:p>
      <text:p text:style-name="P12"/>
      <text:p text:style-name="P12"><draw:frame draw:style-name="fr4" draw:name="Image11" text:anchor-type="paragraph" svg:width="6.6354in" svg:height="2.7083in" draw:z-index="10"><draw:image xlink:href="Pictures/100000000000027D000001040AFE81171BC91BA3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D3F7E4104C163332.png" xlink:type="simple" xlink:show="embed" xlink:actuate="onLoad"/></draw:frame></text:p>
      <text:p text:style-name="P12"><draw:frame draw:style-name="fr4" draw:name="Image13" text:anchor-type="paragraph" svg:width="5.9602in" svg:height="4.4465in" draw:z-index="11"><draw:image xlink:href="Pictures/1000000000000272000001D3D229B697C16CB193.png" xlink:type="simple" xlink:show="embed" xlink:actuate="onLoad"/></draw:frame><text:soft-page-break/></text:p>
      <text:p text:style-name="P12"/>
      <text:p text:style-name="P12"><draw:frame draw:style-name="fr4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/>
      <text:p text:style-name="P12"/>
      <text:p text:style-name="P12"/>
      <text:p text:style-name="P15"><text:soft-page-break/>14 September</text:p>
      <text:p text:style-name="P14">Averaged latency when alphas change. An average of 10 runs.</text:p>
      <text:p text:style-name="P14">1000 nodes, <text:span text:style-name="T7">topology star of stars </text:span></text:p>
      <text:p text:style-name="P14">1 time = 500 cycles. </text:p>
      <text:p text:style-name="P14"/>
      <text:p text:style-name="P14"><draw:frame draw:style-name="fr4" draw:name="Image15" text:anchor-type="paragraph" svg:width="5.578in" svg:height="8.5327in" draw:z-index="14"><draw:image xlink:href="Pictures/10000000000004AB000007247E490883905A1210.png" xlink:type="simple" xlink:show="embed" xlink:actuate="onLoad"/></draw:frame></text:p>
      <text:p text:style-name="P14"/>
      <text:p text:style-name="P12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13H56M40S</meta:editing-duration>
    <meta:editing-cycles>13</meta:editing-cycles>
    <dc:date>2016-09-14T16:11:15.330058051</dc:date>
    <meta:document-statistic meta:table-count="0" meta:image-count="15" meta:object-count="0" meta:page-count="10" meta:paragraph-count="32" meta:word-count="133" meta:character-count="707" meta:non-whitespace-character-count="593"/>
  </office:meta>
</office:document-meta>
</file>